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8b1" officeooo:paragraph-rsid="000f88b1"/>
    </style:style>
    <style:style style:name="P2" style:family="paragraph" style:parent-style-name="Standard">
      <style:text-properties officeooo:paragraph-rsid="000f88b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f88b1" officeooo:paragraph-rsid="000f88b1" style:font-weight-asian="bold" style:font-weight-complex="bold"/>
    </style:style>
    <style:style style:name="P5" style:family="paragraph" style:parent-style-name="Standard">
      <style:text-properties fo:font-weight="bold" officeooo:rsid="0010759b" officeooo:paragraph-rsid="0010759b" style:font-weight-asian="bold" style:font-weight-complex="bold"/>
    </style:style>
    <style:style style:name="P6" style:family="paragraph" style:parent-style-name="Standard">
      <style:text-properties officeooo:rsid="0010759b" officeooo:paragraph-rsid="0010759b"/>
    </style:style>
    <style:style style:name="P7" style:family="paragraph" style:parent-style-name="Standard">
      <style:text-properties fo:font-weight="normal" officeooo:rsid="0010759b" officeooo:paragraph-rsid="0010759b" style:font-weight-asian="normal" style:font-weight-complex="normal"/>
    </style:style>
    <style:style style:name="P8" style:family="paragraph" style:parent-style-name="Standard">
      <style:text-properties officeooo:rsid="00137b02" officeooo:paragraph-rsid="00137b02"/>
    </style:style>
    <style:style style:name="P9" style:family="paragraph" style:parent-style-name="Standard">
      <style:text-properties officeooo:rsid="00137b02" officeooo:paragraph-rsid="00137b02"/>
    </style:style>
    <style:style style:name="P10" style:family="paragraph" style:parent-style-name="Standard">
      <style:text-properties officeooo:rsid="00165926" officeooo:paragraph-rsid="00165926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5926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scripts written for connection b/w the PC and mobile device </text:p>
      <text:p text:style-name="P7"/>
      <text:p text:style-name="P7">Here used “bluetoothctl” as bluetooth manager </text:p>
      <text:p text:style-name="P4"/>
      <text:p text:style-name="P4"/>
      <text:p text:style-name="P4"/>
      <text:p text:style-name="P4">First install the below packages to run the python scripts</text:p>
      <text:p text:style-name="Standard"/>
      <text:p text:style-name="Standard">sudo apt-get install bluetooth</text:p>
      <text:section text:style-name="Sect1" text:name="Section1">
        <text:p text:style-name="Standard"><text:bookmark text:name="yiv4272478540yui_3_16_0_ym19_1_1519722434396_3406"/><text:bookmark text:name="yiv4272478540yui_3_16_0_ym19_1_1519722434396_3235"/>sudo apt install tlp</text:p>
      </text:section>
      <text:section text:style-name="Sect1" text:name="Section2">
        <text:p text:style-name="Standard"><text:bookmark text:name="yiv4272478540yui_3_16_0_ym19_1_1519709975047_7712"/><text:bookmark text:name="yiv4272478540yui_3_16_0_ym19_1_1519722434396_32351"/>pip install pexpect</text:p>
      </text:section>
      <text:p text:style-name="Standard"><text:line-break/>sudo apt-get install blueman</text:p>
      <text:section text:style-name="Sect1" text:name="Section3">
        <text:p text:style-name="Standard"><text:bookmark text:name="yiv4272478540yui_3_16_0_ym19_1_1519125279783_4374"/>sudo apt-get install bluez-tools</text:p>
      </text:section>
      <text:section text:style-name="Sect1" text:name="Section4">
        <text:p text:style-name="Standard"><text:bookmark text:name="yiv4272478540yui_3_16_0_ym19_1_1519125279783_43741"/>sudo apt-get install bluez</text:p>
      </text:section>
      <text:p text:style-name="P6">sudo apt-get install pavucontrol</text:p>
      <text:p text:style-name="P3"/>
      <text:p text:style-name="P4">When you get below error</text:p>
      <text:p text:style-name="P1"/>
      <text:p text:style-name="P1">“<text:span text:style-name="T1">Error: GDBus.Error:org.bluez.obex.Error.AlreadyExists: Agent already exists”</text:span></text:p>
      <text:p text:style-name="P1"/>
      <text:p text:style-name="P1">Please remove and <text:s/>re-install </text:p>
      <text:p text:style-name="P2"/>
      <text:p text:style-name="P2">sudo apt-get install blueman</text:p>
      <text:p text:style-name="P1"><text:bookmark text:name="yiv4272478540yui_3_16_0_ym19_1_1519125279783_43742"/>sudo apt-get install bluez-tools</text:p>
      <text:p text:style-name="P1"/>
      <text:p text:style-name="P1"/>
      <text:p text:style-name="P6"><text:span text:style-name="T2">Includes</text:span> :</text:p>
      <text:p text:style-name="P8">BT-Adpater_on_off</text:p>
      <text:p text:style-name="P8">bt scan on and scan off</text:p>
      <text:p text:style-name="P8">bt pair and unpair</text:p>
      <text:p text:style-name="P8">bt connect and disconnect </text:p>
      <text:p text:style-name="P10">before doing this do pairing </text:p>
      <text:p text:style-name="P8">bt send and receive the files</text:p>
      <text:p text:style-name="P8"/>
      <text:p text:style-name="P8"><text:span text:style-name="T3">#</text:span>bt audio and video streaming </text:p>
      <text:p text:style-name="P1"/>
      <text:p text:style-name="P1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45:38.401316310</meta:creation-date>
    <dc:date>2018-02-27T17:13:04.248183638</dc:date>
    <meta:editing-duration>PT12M1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09" meta:character-count="729" meta:non-whitespace-character-count="635"/>
  </office:meta>
</office:document-meta>
</file>